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svg:font-family="'DejaVu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38%"/>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line-height="115%" fo:text-indent="0.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1in" fo:margin-right="0in" fo:line-height="138%" fo:text-indent="0in" style:auto-text-indent="false"/>
    </style:style>
    <style:style style:name="P7" style:family="paragraph" style:parent-style-name="Standard" style:master-page-name="Standard">
      <style:paragraph-properties style:page-number="auto"/>
      <style:text-properties fo:color="#000000" fo:background-color="transparent"/>
    </style:style>
    <style:style style:name="T1" style:family="text">
      <style:text-properties fo:font-weight="bold" style:font-weight-asian="bold"/>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style:font-name="Courier New" style:font-name-asian="Courier New1" style:font-name-complex="Courier New1"/>
    </style:style>
    <style:style style:name="T6" style:family="text">
      <style:text-properties style:font-name="Courier New" fo:font-weight="bold" style:font-name-asian="Courier New1" style:font-weight-asian="bold" style:font-name-complex="Courier New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Sample XML located in </text:span><text:span text:style-name="T3">documents/sample_darkchocolate.xml</text:span></text:p>
      <text:p text:style-name="Standard"/>
      <text:p text:style-name="Standard">As of now, it is strongly preferred to use the XML generation tool for creating an XML for a downscaling run. Documentation and use instructions for the XML creation tool are linked on <text:a xlink:type="simple" xlink:href="http://cobweb.gfdl.noaa.gov/~esd/index.html"><text:span text:style-name="T4">the team’s internal web page</text:span></text:a> under the “FUDGE darkchocolate and beyond” section; please contact Mary Jo for questions or comments.</text:p>
      <text:p text:style-name="Standard"/>
      <text:p text:style-name="Standard">The latest XML has six sections within the <text:span text:style-name="T1">&lt;downscaling&gt;</text:span> element:</text:p>
      <text:p text:style-name="Standard"><text:tab/>-<text:span text:style-name="T1">ifpreexist</text:span>, which controls behavior when experiments are re-run, </text:p>
      <text:p text:style-name="Standard"><text:tab/>-<text:span text:style-name="T1">input</text:span>, which stores the input files and information about the input files, </text:p>
      <text:p text:style-name="Standard"><text:tab/>-<text:span text:style-name="T1">core</text:span>, which includes core configuration information that should be common to all downscaling methods - such as the output directory and the K-fold cross-validation. </text:p>
      <text:p text:style-name="Standard"><text:tab/>-<text:span text:style-name="T1">custom</text:span>, which includes options unique to different downscaling methods</text:p>
      <text:p text:style-name="Standard"><text:tab/>-<text:span text:style-name="T1">pp</text:span>, which controls the pre-and post-processing options within the FUDGE workflow. </text:p>
      <text:p text:style-name="Standard"><text:tab/><text:span text:style-name="T1">-exp_check</text:span>, which ensures that the experiment name generated by the XML generator matches the experiment name generated by expergen</text:p>
      <text:p text:style-name="Standard"/>
      <text:p text:style-name="Standard">These sections and their sub-sections are discussed in more detail below: </text:p>
      <text:p text:style-name="Standard"/>
      <text:p text:style-name="Standard">1. <text:span text:style-name="T1">ifpreexist</text:span></text:p>
      <text:p text:style-name="Standard"/>
      <text:p text:style-name="Standard">The <text:span text:style-name="T1">ifpreexist</text:span> section controls the behavior of FUDGE upon finding pre-existing output in the script or output directory structure: whether to exit with an error message, erase the pre-existing output, or move the pre-existing directory to a new directory under a new name. The current options are <text:span text:style-name="T1">erase</text:span>, <text:span text:style-name="T1">exit</text:span> and <text:span text:style-name="T1">move</text:span>. Erase removes all script and output directories sharing the experiment name, move moves the existing script and output directories to experoment_name~n, where n is the number of moved directories for that experiment currently present, and exit halts execution of the script.</text:p>
      <text:p text:style-name="Standard"/>
      <text:p text:style-name="Standard">Example: <text:s/><text:span text:style-name="T5">&lt;ifpreexist&gt;erase&lt;/ifpreexist&gt;</text:span></text:p>
      <text:p text:style-name="Standard"/>
      <text:p text:style-name="P1">2. <text:span text:style-name="T1">input</text:span></text:p>
      <text:p text:style-name="P4">The <text:span text:style-name="T1">input</text:span> section has four attributes within the &lt;input&gt; tag. The first two, <text:span text:style-name="T1">predictor_list</text:span> = “tasmax” and <text:span text:style-name="T1">target</text:span> = “tasmax”, refer to the variable being used by the downscaling method, and the variable being produced from its output. <text:span text:style-name="T1">target_ID</text:span> refers to the preferred shortened form of the variable, such as tx for tasmax, which is used for constructing file names and directories. The next two attributes, spat_mask and maskvar, specify the directory which will contain the masks. <text:span text:style-name="T1">spat_mask</text:span>=”spat_mask_directory”, points to a directory containing the large spatial mask, while <text:span text:style-name="T1">maskvar</text:span> = “red_river_0p1” points to the subset of masks within that directory. Minifile masks will be located in the OneD directory located within the spat_mask_directory. no time mask is desired for the downscaling run, the files can be run with the time windows set to ‘na’ or removed from the XML. <text:s/>The <text:span text:style-name="T1">spat_mask_ID</text:span> attribute refers to the name of the masked region that is being downscaled, and is required for all XML, even if no spatial mask is specified. Finally, the <text:span text:style-name="T1">in_root</text:span> refers to the base directory from which the input files will be read, and will <text:soft-page-break/>usually be "/archive/esd/PROJECTS/DOWNSCALING" for FUDGE.</text:p>
      <text:p text:style-name="P3">The <text:span text:style-name="T1">input </text:span>section contains three elements, <text:span text:style-name="T1">&lt;grid&gt;</text:span>, <text:span text:style-name="T1">&lt;training&gt;</text:span> and <text:span text:style-name="T1">&lt;esdgen&gt;</text:span>. <text:span text:style-name="T1">&lt;grid&gt;</text:span> is similar to the attributes in input; it describes the grid common to all input files. It has an attribute, <text:span text:style-name="T1">region</text:span> = “SCCSC0p1”, and three sub-elements describing the indices of the grid which we are interested in: <text:span text:style-name="T1">lons, lone, </text:span>and<text:span text:style-name="T1"> &lt;file_j_range&gt;</text:span>. These are used to reference minifile and mask names - in the google doc version of the XML, for example, each spatial mask minifile will have a suffix of the form “I&lt;lon&gt;_&lt;file_j_range&gt;.nc”, where &lt;lon&gt; is a longitude index from &lt;lons&gt; to &lt;lone&gt;, and &lt;file_j_range&gt; is the contents of the &lt;file_j_range&gt; tag. </text:p>
      <text:p text:style-name="P4"><text:span text:style-name="T1">&lt;training&gt;</text:span> focuses on the files used by the downscaling process. Files pointed to in <text:span text:style-name="T1">&lt;training&gt;</text:span> will be used for generating the equations used to downscale the data and generating downscaling data, depending upon the method selected (see end of doc for more details). Each subelement specifies as an attribute a time windowing file, <text:span text:style-name="T1">time_window</text:span>, which points to a netcdf file containing temporal masks. If no time mask is desired for the downscaling run, the files can be run with the time windows set to ‘na’ or removed from the XML. Masks within the time_window can overlap for the historical period, such as the masks that contain a month +/- two weeks on either side; however, if a time_window file containing overlapping masks is used for the future_predictors, then a second mask, <text:span text:style-name="T1">time_trim_mask</text:span>, must be set and contain no overlapping masks. If the masks within the time_window file of the future_predictors section do not overlap, the time_trim_mask can be set to ‘na’ or removed from the XML entirely. </text:p>
      <text:p text:style-name="P3">The subelements of &lt;training&gt;, &lt;<text:span text:style-name="T1">historical_predictors&gt;, &lt;historical_targets&gt;</text:span> and <text:span text:style-name="T1">&lt;future_predictors&gt;, </text:span>have some attributes in common with the<text:span text:style-name="T1"> &lt;esdgen&gt; </text:span>element.<text:span text:style-name="T1"> </text:span>All four specify one or more files used during the downscaling process, with elements suspected to be common to files first. The <text:span text:style-name="T1">file_start_time</text:span> and<text:span text:style-name="T1"> file_end_time</text:span> attributes will be shared by all data pointed to in a section (at least for 3^5), as will the <text:span text:style-name="T1">train_start_time</text:span> and <text:span text:style-name="T1">train_end_time</text:span> variables, depending upon the section in question. file_start_time and end time refer to the range of dates present in the files being pointed to , while the train_start or esd_start and end times refer to the time range over which we are interested in using the downscaling equations. These ranges will later be used in a time pruning step to trim the files and generate temporal masks. The only remaining part of each element is a list of one or more ids used to point to the directories in which the target data are found. It is assumed that all variables of interest (tasmax, tasmin) for the predictors (&lt;future_predictor&gt;, &lt;historical_predictor&gt;), were specified in the &lt;input&gt; tag’s predictor_list attribute, and that all variables of interest were specified for the target dataset &lt;historical_target&gt; in the target attribute of the &lt;input&gt; element.</text:p>
      <text:p text:style-name="P3"/>
      <text:p text:style-name="P3">Please see the sample xml, sample_darkchocolate.xml, for an example of this section.</text:p>
      <text:p text:style-name="P3"/>
      <text:p text:style-name="P5">3. <text:span text:style-name="T1">core</text:span></text:p>
      <text:p text:style-name="P5">The <text:span text:style-name="T1">core</text:span> section currently contains configuration information related to the downscaling process that is common to more than one downscaling method (for configuration information related to pre- and post-processing, see the <text:span text:style-name="T1">pp</text:span> section). This includes the name of the downscaling method, currently stored as the <text:span text:style-name="T1">name</text:span> attribute in the <text:span text:style-name="T1">&lt;method&gt;</text:span> tag. <text:s/>A list of downscaling methods currently supported in FUDGE is located in the master downscaling method sheet, DS_master_sheet.ods</text:p>
      <text:p text:style-name="P3"><text:span text:style-name="T1">&lt;kfold&gt;</text:span>: The level of cross-validation. Has to be a number between 0 and the number of samples present in the input files; specifying 0 performs a run without cross-validation.</text:p>
      <text:p text:style-name="P3"><text:soft-page-break/><text:span text:style-name="T1">&lt;output&gt;</text:span>: The location of the directories to which to write the output - both the scripts used to generate the downscaled output (<text:span text:style-name="T1">&lt;script_root&gt;</text:span> )and the downscaled output files themselves (<text:span text:style-name="T1">&lt;out_dir&gt;</text:span>). <text:s/><text:span text:style-name="T1">script_root</text:span> generally points to a location within the user’s home directory (such as /home/esd/PROJECTS/DOWNSCALING/) and root generally points to a user-writable location outside of the /home directory (such as /archive/esd/PROJECTS/DOWNSCALING/RR/ ). </text:p>
      <text:p text:style-name="P3">There is also a series of three tags that describe the experiment name generation within the XML: <text:span text:style-name="T1">&lt;exper_series&gt;</text:span> , <text:span text:style-name="T1">&lt;project&gt; </text:span>and<text:span text:style-name="T1"> &lt;project_ID&gt;</text:span>. <text:span text:style-name="T1">exper_series</text:span> gives a string consisting of the experiment series, historical and future predictor dataset, historical target dataset and experiment idenifying code roughly analagous to parts 3-6 of the schema located here: <text:a xlink:type="simple" xlink:href="http://cobweb.gfdl.noaa.gov/~esd/PDFs/FUDGE_exper_names.pdf"><text:span text:style-name="T4">http://cobweb.gfdl.noaa.gov/~esd/PDFs/FUDGE_exper_names.pdf</text:span></text:a> (i.e. B38atL01), <text:s/><text:span text:style-name="T1">project</text:span> gives the project that this experiment is part of (Red River), and project gives a two-letter shortened form (RR). </text:p>
      <text:p text:style-name="P3"/>
      <text:p text:style-name="P5">Example of the core section: </text:p>
      <text:p text:style-name="P2"><text:span text:style-name="T5">&lt;core&gt;</text:span></text:p>
      <text:p text:style-name="P2"><text:span text:style-name="T5"><text:s text:c="3"/><text:tab/>&lt;method name="CDFt"&gt; &lt;/method&gt;</text:span></text:p>
      <text:p text:style-name="P2"><text:span text:style-name="T5"><text:s text:c="11"/>&lt;exper_series&gt;B38atL01&lt;/exper_series&gt;</text:span></text:p>
      <text:p text:style-name="P2"><text:span text:style-name="T5"><text:s text:c="10"/>&lt;project&gt;Red River&lt;/project&gt;</text:span></text:p>
      <text:p text:style-name="P2"><text:span text:style-name="T5"><text:s text:c="10"/>&lt;project_ID&gt;RR&lt;/project_ID&gt;</text:span></text:p>
      <text:p text:style-name="P2"><text:span text:style-name="T5"><text:s text:c="10"/>&lt;kfold&gt;</text:span></text:p>
      <text:p text:style-name="P2"><text:span text:style-name="T5"><text:s text:c="9"/><text:tab/>0</text:span></text:p>
      <text:p text:style-name="P2"><text:span text:style-name="T5"><text:s text:c="10"/>&lt;/kfold&gt;</text:span></text:p>
      <text:p text:style-name="P2"><text:span text:style-name="T5"><text:s text:c="10"/>&lt;output&gt;</text:span></text:p>
      <text:p text:style-name="P6"><text:span text:style-name="T5">&lt;out_dir&gt;/archive/esd/PROJECTS/DOWNSCALING/RR/downscaled/MPI-ESM-LR/rcp45/day/atmos/day/r1i1p1/v20111006/RRtxp1-CDFt-C34atTestL01K00/tasmax/RR/OneD/</text:span></text:p>
      <text:p text:style-name="P6"><text:span text:style-name="T5">&lt;/out_dir&gt; <text:s text:c="8"/><text:tab/><text:tab/>&lt;script_root&gt;/home/esd/PROJECTS/DOWNSCALING&lt;/script_root&gt;</text:span></text:p>
      <text:p text:style-name="P2"><text:span text:style-name="T5"><text:s text:c="3"/><text:tab/>&lt;/output&gt;</text:span></text:p>
      <text:p text:style-name="P2"><text:span text:style-name="T5">&lt;/core&gt;</text:span></text:p>
      <text:p text:style-name="P5"/>
      <text:p text:style-name="P3"/>
      <text:p text:style-name="P5">4. <text:span text:style-name="T1">custom</text:span></text:p>
      <text:p text:style-name="P5">The custom element is a flexible framework to pass parameters to the downscaling function itself. In the sample XML, for example, the number of quantiles to cut the downscaled data into, &lt;npas&gt;, is set to 300, and the dev parameter is set to 2. Any element specified in the &lt;custom&gt; <text:soft-page-break/>section should be named after the parameter it tracks to in an R function call - both the npas and dev parameters are present in a call to the CDFt method. There are no default values for the method-specific parameters, and *all* values need to be specified for a downscaling method. For a list of the parameters that currently implemented downscaling functions require, consult the master downscaling spreadsheet DS_master_sheet.ods</text:p>
      <text:p text:style-name="P5"/>
      <text:p text:style-name="P5">5.<text:span text:style-name="T1">pp</text:span></text:p>
      <text:p text:style-name="P5">The <text:span text:style-name="T1">pp</text:span> section contains parameters related to pre- and post-processing via section 5 of the schematic of downscaled values, currently in the form of individual &lt;qc&gt; tags. A &lt;qc&gt; tag has three internal elements: </text:p>
      <text:p text:style-name="P5"><text:s text:c="4"/><text:span text:style-name="T1"><text:s/>type</text:span>: The adjustment/qc mask being called; For a full list of the types currently available, see the spreadsheet adjust_method_sheet.ods</text:p>
      <text:p text:style-name="P5"><text:s text:c="5"/><text:span text:style-name="T1">qc_mask</text:span>: whether or not to save the results of the check as a qc mask, with a 1 for all points which pass the check and a NA for all points that fail. Can be either ‘on’ or ‘off’</text:p>
      <text:p text:style-name="P5"><text:s text:c="5"/><text:span text:style-name="T1">adjust_out</text:span>: Whether or not to adjust the downscaled output in accordance with the check. Note that this means a qc_mask can point to all grid points which did not receive an adjustment. Can be either ‘on’ or ‘off’. </text:p>
      <text:p text:style-name="P5"/>
      <text:p text:style-name="P5">Within the matching &lt;qc&gt;&lt;/qc&gt; tags, the arguments to the qc/adjustment function are specified. An error is thrown if fewer arguments are specified than the workflow requires; to see which arguments are required, please consult the spreadshseet.</text:p>
      <text:p text:style-name="P5"/>
      <text:p text:style-name="P5">Sample QC tag: </text:p>
      <text:p text:style-name="P5"/>
      <text:p text:style-name="P5"><text:span text:style-name="T5">&lt;qc type='SBiasCorr' qc_mask='on' adjust_out='off'&gt;</text:span></text:p>
      <text:p text:style-name="P5"><text:span text:style-name="T5"><text:s text:c="8"/><text:tab/>&lt;botlim&gt;-6.0&lt;/botlim&gt;</text:span></text:p>
      <text:p text:style-name="P5"><text:span text:style-name="T5"><text:s text:c="8"/><text:tab/>&lt;toplim&gt;6.0&lt;/toplim&gt;</text:span></text:p>
      <text:p text:style-name="P5"><text:span text:style-name="T5"><text:s text:c="5"/><text:tab/>&lt;/qc&gt;</text:span></text:p>
      <text:p text:style-name="P5"/>
      <text:p text:style-name="P5">In addition to the usual pp tag, there is a special tag for specifying the options related to precipitation: <text:span text:style-name="T1">&lt;pr_opts&gt;. </text:span>Pr opts controls how FUDGE adjusts the precipitation values to account for drizzle bias in the GCMs, including what threshold for trace precipitation to apply when accounting for a drizzle bias <text:span text:style-name="T1">(pr_threshold</text:span>), whether to adjust GCM precipitation frequency to match the frequency of the observational datasets, (<text:span text:style-name="T1">pr_freqadj</text:span>), and whether to conserve the total mass of precipitation present in a timeseries when setting trace precipitation to 0 (<text:span text:style-name="T1">pr_conserve</text:span>). In general, arguments with “in” refer to pre-downscaling adjustment and arguments with “out” refer to post_downscaling adjustment.</text:p>
      <text:p text:style-name="P5"/>
      <text:p text:style-name="P5"><text:span text:style-name="T1">apply_0_ mask</text:span> controls several parameters in the precipitation pre- and post-downscaling adjustment workflow, including whether or not to perform downscaling using only those points for which there was precipitation greater than the threshold. In order to duplicate behavior from cinnamon, it should be set to <text:span text:style-name="T1">off</text:span>. </text:p>
      <text:p text:style-name="P5"/>
      <text:p text:style-name="P5"/>
      <text:p text:style-name="P5">Sample pr_opts section: </text:p>
      <text:p text:style-name="P5"/>
      <text:p text:style-name="P5"><text:span text:style-name="T5"><text:s text:c="4"/><text:tab/>&lt;pr_opts&gt;</text:span></text:p>
      <text:p text:style-name="P5"><text:soft-page-break/><text:span text:style-name="T5"><text:s text:c="7"/><text:tab/><text:tab/>&lt;pr_threshold_in&gt;'us_trace'&lt;/pr_threshold_in&gt;</text:span></text:p>
      <text:p text:style-name="P5"><text:span text:style-name="T5"><text:s text:c="7"/><text:tab/><text:tab/>&lt;pr_freqadj_in&gt;'off'&lt;/pr_freqadj_in&gt;</text:span></text:p>
      <text:p text:style-name="P5"><text:span text:style-name="T5"><text:s text:c="7"/><text:tab/><text:tab/>&lt;pr_conserve_in&gt;'on'&lt;/pr_conserve_in&gt;</text:span></text:p>
      <text:p text:style-name="P5"><text:span text:style-name="T5"><text:s text:c="7"/><text:tab/><text:tab/>&lt;pr_threshold_out&gt;'us_trace'&lt;/pr_threshold_out&gt;</text:span></text:p>
      <text:p text:style-name="P5"><text:span text:style-name="T5"><text:s text:c="7"/><text:tab/><text:tab/>&lt;pr_conserve_out&gt;'on'&lt;/pr_conserve_out&gt;</text:span></text:p>
      <text:p text:style-name="P5"><text:span text:style-name="T5"><text:s text:c="7"/><text:tab/><text:tab/>&lt;apply_0_mask&gt;'off'&lt;/apply_0_mask&gt;</text:span></text:p>
      <text:p text:style-name="P5"><text:span text:style-name="T5"><text:s text:c="4"/><text:tab/>&lt;/pr_opts&gt;</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DejaVu Sans" svg:font-family="'DejaVu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document-statistic meta:table-count="0" meta:image-count="0" meta:object-count="0" meta:page-count="5" meta:paragraph-count="62" meta:word-count="1668" meta:character-count="11419"/>
    <dc:date>2015-05-04T16:24:43</dc:date>
    <dc:creator>Carolyn Whitlock</dc:creator>
    <meta:editing-duration>PT1H14M1S</meta:editing-duration>
    <meta:editing-cycles>1</meta:editing-cycles>
  </office:meta>
</office:document-meta>
</file>